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rame_20_contents">
      <style:text-properties officeooo:rsid="000a3019" officeooo:paragraph-rsid="000a3019"/>
    </style:style>
    <style:style style:name="P2" style:family="paragraph">
      <style:paragraph-properties fo:text-align="center"/>
    </style:style>
    <style:style style:name="gr1" style:family="graphic" style:parent-style-name="Frame">
      <style:graphic-properties draw:textarea-horizontal-align="justify" draw:textarea-vertical-align="middle" draw:auto-grow-height="false" fo:min-height="1.094cm" fo:min-width="1.939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parent-style-name="Frame">
      <style:graphic-properties draw:textarea-horizontal-align="justify" draw:textarea-vertical-align="middle" draw:auto-grow-height="false" fo:min-height="1.067cm" fo:min-width="1.79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 style:parent-style-name="Frame">
      <style:graphic-properties draw:textarea-horizontal-align="justify" draw:textarea-vertical-align="middle" draw:auto-grow-height="false" fo:min-height="1.092cm" fo:min-width="1.692cm" fo:wrap-option="no-wrap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Form1" draw:style-name="gr3" draw:text-style-name="P2" svg:width="1.826cm" svg:height="1.177cm" svg:x="1.097cm" svg:y="0.873cm"><text:p text:style-name="P1">1</text:p>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" draw:name="Form2" draw:style-name="gr2" draw:text-style-name="P2" svg:width="1.932cm" svg:height="1.153cm" svg:x="1.905cm" svg:y="1.282cm"><text:p text:style-name="P1">2</text:p>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" draw:name="Form3" draw:style-name="gr1" draw:text-style-name="P2" svg:width="2.091cm" svg:height="1.179cm" svg:x="2.817cm" svg:y="1.759cm"><text:p text:style-name="P1">3</text:p>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R. </meta:initial-creator>
    <meta:creation-date>2019-09-06T09:33:19.774000000</meta:creation-date>
    <dc:date>2019-09-06T09:34:37.870000000</dc:date>
    <dc:creator>R. </dc:creator>
    <meta:editing-duration>PT1M18S</meta:editing-duration>
    <meta:editing-cycles>1</meta:editing-cycles>
    <meta:document-statistic meta:table-count="0" meta:image-count="0" meta:object-count="0" meta:page-count="1" meta:paragraph-count="3" meta:word-count="3" meta:character-count="3" meta:non-whitespace-character-count="3"/>
    <meta:generator>LibreOffice/6.3.1.2$Windows_x86 LibreOffice_project/b79626edf0065ac373bd1df5c28bd630b4424273</meta:generator>
  </office:meta>
</office:document-meta>
</file>